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16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44cm"/>
    </style:style>
    <style:style style:name="co5" style:family="table-column">
      <style:table-column-properties fo:break-before="auto" style:column-width="6.135cm"/>
    </style:style>
    <style:style style:name="co6" style:family="table-column">
      <style:table-column-properties fo:break-before="auto" style:column-width="6.38cm"/>
    </style:style>
    <style:style style:name="ro1" style:family="table-row">
      <style:table-row-properties style:row-height="4.79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ellvertreter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><text:span text:style-name="T1"/></text:p>
            <text:p><text:span text:style-name="T1">Max  Gruber                        JA: [ ]  NEIN: [ ]  </text:span></text:p>
            <text:p><text:span text:style-name="T1"/></text:p>
            <text:p><text:span text:style-name="T1">Frank Seeberger                  JA: [ ]  NEIN: [ ]  </text:span></text:p>
            <text:p><text:span text:style-name="T1"/></text:p>
            <text:p>     </text:p>
          </table:table-cell>
        </table:table-row>
      </table:table>
      <table:table table:name="Schatzmeister" table:style-name="ta1">
        <table:table-column table:style-name="co4" table:number-columns-repeated="2" table:default-cell-style-name="ce1"/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</table:table>
      <table:table table:name="Schriftführer_in" table:style-name="ta1">
        <table:table-column table:style-name="co4" table:default-cell-style-name="ce1"/>
        <table:table-column table:style-name="co5" table:default-cell-style-name="ce1"/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</table:table>
      <table:table table:name="Beisitzer" table:style-name="ta1">
        <table:table-column table:style-name="co5" table:default-cell-style-name="ce1"/>
        <table:table-column table:style-name="co6" table:default-cell-style-name="ce1"/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</table:table>
      <table:table table:name="Vorsitzender" table:style-name="ta1">
        <table:table-column table:style-name="co5" table:number-columns-repeated="2" table:default-cell-style-name="ce1"/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4:31:23.156000000</meta:creation-date>
    <dc:date>2024-03-22T14:49:49.306000000</dc:date>
    <meta:editing-duration>PT18M23S</meta:editing-duration>
    <meta:editing-cycles>7</meta:editing-cycles>
    <meta:generator>LibreOffice/7.6.2.1$Windows_X86_64 LibreOffice_project/56f7684011345957bbf33a7ee678afaf4d2ba333</meta:generator>
    <meta:document-statistic meta:table-count="5" meta:cell-count="180" meta:object-count="0"/>
  </office:meta>
</office:document-meta>
</file>